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63in"/>
    </style:style>
    <style:style style:name="co3" style:family="table-column">
      <style:table-column-properties fo:break-before="auto" style:column-width="0.2965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2.4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" style:family="table-cell" style:parent-style-name="Default">
      <style:table-cell-properties fo:border-bottom="none" fo:background-color="#999999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4" style:family="table-cell" style:parent-style-name="Default">
      <style:table-cell-properties fo:border-bottom="none" fo:background-color="#b2b2b2" fo:border-left="none" fo:border-right="0.0008in solid #000000" fo:border-top="none"/>
    </style:style>
    <style:style style:name="ce5" style:family="table-cell" style:parent-style-name="Default">
      <style:table-cell-properties fo:border-bottom="none" fo:background-color="#b2b2b2" fo:border-left="none" fo:border-right="0.0008in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10" style:family="table-cell" style:parent-style-name="Default">
      <style:table-cell-properties fo:background-color="#333333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6" office:value-type="string">
            <text:p>XP</text:p>
          </table:table-cell>
          <table:table-cell table:style-name="ce6" office:value-type="string">
            <text:p>AP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xt</text:p>
          </table:table-cell>
          <table:table-cell table:style-name="ce10" table:number-columns-repeated="1017"/>
        </table:table-row>
        <table:table-row table:style-name="ro1">
          <table:table-cell table:style-name="ce2" office:value-type="string">
            <text:p>Features – De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Vita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econd Wind</text:p>
          </table:table-cell>
          <table:table-cell office:value-type="string">
            <text:p>-2 Hit Die; +2x + CON as Vitalit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string">
            <text:p>Tank Up</text:p>
          </table:table-cell>
          <table:table-cell office:value-type="string">
            <text:p>+3 weapon D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loody Regeneration</text:p>
          </table:table-cell>
          <table:table-cell office:value-type="string">
            <text:p>+CON as Regen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Moblit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p and Gone</text:p>
          </table:table-cell>
          <table:table-cell office:value-type="string">
            <text:p>move and hid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isengage</text:p>
          </table:table-cell>
          <table:table-cell office:value-type="string">
            <text:p>resolve Eng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eet Foot</text:p>
          </table:table-cell>
          <table:table-cell office:value-type="string">
            <text:p>+5ft spe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inrush</text:p>
          </table:table-cell>
          <table:table-cell office:value-type="string">
            <text:p>UBNT, move if meleed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Allian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otective Stance</text:p>
          </table:table-cell>
          <table:table-cell office:value-type="string">
            <text:p>UBNT, take attacks for adjacent ally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eatures – Offense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Martial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Engage</text:p>
          </table:table-cell>
          <table:table-cell office:value-type="string">
            <text:p>melee impose Eng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Riposte</text:p>
          </table:table-cell>
          <table:table-cell office:value-type="string">
            <text:p>delayed melee if meleed (imposed -3)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+1</text:p>
          </table:table-cell>
          <table:table-cell office:value-type="string">
            <text:p>Cleave</text:p>
          </table:table-cell>
          <table:table-cell office:value-type="string">
            <text:p>melee and psuedo-melee adjacen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Defensive Strike</text:p>
          </table:table-cell>
          <table:table-cell office:value-type="string">
            <text:p>melee and +2 defenses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Enforce</text:p>
          </table:table-cell>
          <table:table-cell office:value-type="string">
            <text:p>melee and move ally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Iron Tide</text:p>
          </table:table-cell>
          <table:table-cell office:value-type="string">
            <text:p>melee and push then shif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Forceful Strike</text:p>
          </table:table-cell>
          <table:table-cell office:value-type="string">
            <text:p>melee and pron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Passing Swipe</text:p>
          </table:table-cell>
          <table:table-cell office:value-type="string">
            <text:p>move and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office:value-type="string">
            <text:p>Bash</text:p>
          </table:table-cell>
          <table:table-cell office:value-type="string">
            <text:p>melee 3x dam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ckless Stance</text:p>
          </table:table-cell>
          <table:table-cell office:value-type="string">
            <text:p>UBNT, +1dW and grant advantag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office:value-type="string">
            <text:p>Halting Engagement</text:p>
          </table:table-cell>
          <table:table-cell office:value-type="string">
            <text:p>impose Grappled with melee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portune Pushpack</text:p>
          </table:table-cell>
          <table:table-cell office:value-type="string">
            <text:p>UBNT, if melee miss, push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anged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Splitshot</text:p>
          </table:table-cell>
          <table:table-cell table:style-name="ce9" office:value-type="string">
            <text:p>ranged two target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office:value-type="string">
            <text:p>Cover Fire</text:p>
          </table:table-cell>
          <table:table-cell table:style-name="ce9" office:value-type="string">
            <text:p>if ally attacked, range and impose -3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Eith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office:value-type="string">
            <text:p>Sneak Attack</text:p>
          </table:table-cell>
          <table:table-cell office:value-type="string">
            <text:p>attack, if Advantage +1d6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Careful Strike</text:p>
          </table:table-cell>
          <table:table-cell office:value-type="string">
            <text:p>+4 attac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Sly Flourish</text:p>
          </table:table-cell>
          <table:table-cell office:value-type="string">
            <text:p>attack Will with Cha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string">
            <text:p>W+1</text:p>
          </table:table-cell>
          <table:table-cell office:value-type="string">
            <text:p>Break a Leg</text:p>
          </table:table-cell>
          <table:table-cell office:value-type="string">
            <text:p>attack impose Hobbl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string">
            <text:p>W+1</text:p>
          </table:table-cell>
          <table:table-cell office:value-type="string">
            <text:p>Trickshot</text:p>
          </table:table-cell>
          <table:table-cell office:value-type="string">
            <text:p>attack and gain Advantag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eatures – Uti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mun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 Cry</text:p>
          </table:table-cell>
          <table:table-cell office:value-type="string">
            <text:p>Intimidate vs Will, impose Frightened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ally</text:p>
          </table:table-cell>
          <table:table-cell office:value-type="string">
            <text:p>grant Rallied to ally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Singular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xert</text:p>
          </table:table-cell>
          <table:table-cell office:value-type="string">
            <text:p>Endurance 12, roll Hit Die into AP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Interactiv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2" office:value-type="string">
            <text:p>Traits – Physica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Powe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Agility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Vigor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2" office:value-type="string">
            <text:p>Traits – Mentality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Intellec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Sapience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Magnetism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2" office:value-type="string">
            <text:p>Traits – Training</text:p>
          </table:table-cell>
          <table:table-cell table:number-columns-repeated="1023"/>
        </table:table-row>
        <table:table-row table:style-name="ro1">
          <table:table-cell/>
          <table:table-cell table:style-name="ce5" office:value-type="string">
            <text:p>Comba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Culture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 office:value-type="string">
            <text:p>Competenc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4">03/14/2025</text:date>, <text:time>00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6M57S</meta:editing-duration>
    <meta:editing-cycles>6</meta:editing-cycles>
    <meta:generator>OpenOffice/4.1.13$Win32 OpenOffice.org_project/4113m1$Build-9810</meta:generator>
    <dc:date>2025-03-14T00:29:44.14</dc:date>
    <meta:document-statistic meta:table-count="3" meta:cell-count="164" meta:object-count="0"/>
    <meta:user-defined meta:name="Info 1"/>
    <meta:user-defined meta:name="Info 2"/>
    <meta:user-defined meta:name="Info 3"/>
    <meta:user-defined meta:name="Info 4"/>
  </office:meta>
</office:document-meta>
</file>